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 style:font-name-complex="Tahoma2" style:font-size-complex="10pt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 style:font-name-complex="Tahoma2"/>
    </style:style>
    <style:style style:name="ce158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 style:font-name-complex="Tahoma2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5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6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8" style:family="table-cell" style:parent-style-name="Default">
      <style:table-cell-properties fo:background-color="transparent" style:vertical-align="middle"/>
      <style:text-properties fo:color="#000000"/>
    </style:style>
    <style:style style:name="ce169" style:family="table-cell" style:parent-style-name="Default">
      <style:table-cell-properties fo:background-color="transparent" style:vertical-align="middle"/>
      <style:text-properties fo:color="#000080"/>
    </style:style>
    <style:style style:name="ce170" style:family="table-cell" style:parent-style-name="Default">
      <style:text-properties fo:color="#000080"/>
    </style:style>
    <style:style style:name="ce171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5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0">
            <text:p>0</text:p>
          </table:table-cell>
          <table:table-cell table:style-name="ce150" table:formula="of:=COUNTIF([.L$7:.L$732];[.$J2])" office:value-type="float" office:value="0">
            <text:p>0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5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0">
            <text:p>0</text:p>
          </table:table-cell>
          <table:table-cell table:style-name="ce150" table:formula="of:=COUNTIF([.L$7:.L$732];[.$J3])" office:value-type="float" office:value="0">
            <text:p>0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6" table:number-columns-repeated="2"/>
          <table:table-cell table:style-name="ce167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6" table:number-columns-repeated="2"/>
          <table:table-cell table:style-name="ce167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6" table:number-columns-repeated="2"/>
          <table:table-cell table:style-name="ce167"/>
          <table:table-cell table:number-columns-repeated="1007"/>
        </table:table-row>
        <table:table-row table:style-name="ro9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table:number-columns-repeated="8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app </text:span><text:span text:style-name="T5">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with </text:span><text:span text:style-name="T19">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168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don </text:span><text:span text:style-name="T8">cut</text:span></text:p>
          </table:table-cell>
          <table:table-cell table:style-name="ce161" table:number-columns-repeated="5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will </text:span><text:span text:style-name="T14">be shown on top of application 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via </text:span><text:span text:style-name="T11">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via </text:span><text:span text:style-name="T11">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via </text:span><text:span text:style-name="T5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application </text:span><text:span text:style-name="T5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message the characters do not </text:span><text:span text:style-name="T13">allowed </text:span></text:p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2" office:value-type="string">
            <text:p>-When created a new folder with name ^</text:p>
          </table:table-cell>
          <table:table-cell table:style-name="ce161" table:number-columns-repeated="5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3"/>
          <table:table-cell table:style-name="ce162" office:value-type="string">
            <text:p>-When created a new folder with name ^</text:p>
          </table:table-cell>
          <table:table-cell table:style-name="ce161" table:number-columns-repeated="5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If </text:span><text:span text:style-name="T14">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/>
          <table:table-cell table:style-name="ce160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8"/>
          <table:table-cell table:style-name="ce163" table:number-columns-repeated="6"/>
          <table:table-cell table:style-name="ce158"/>
          <table:table-cell table:style-name="ce169" table:number-columns-repeated="1003"/>
          <table:table-cell table:style-name="ce170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photo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9"/>
          <table:table-cell table:style-name="ce163" table:number-columns-repeated="6"/>
          <table:table-cell table:style-name="ce158"/>
          <table:table-cell table:style-name="ce169" table:number-columns-repeated="1003"/>
          <table:table-cell table:style-name="ce170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9"/>
          <table:table-cell table:style-name="ce163" table:number-columns-repeated="6"/>
          <table:table-cell table:style-name="ce158"/>
          <table:table-cell table:style-name="ce169" table:number-columns-repeated="1003"/>
          <table:table-cell table:style-name="ce170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input </text:span><text:span text:style-name="T5">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168" table:number-columns-repeated="1003"/>
          <table:table-cell table:style-name="ce171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9"/>
          <table:table-cell table:style-name="ce163" table:number-columns-repeated="6"/>
          <table:table-cell table:style-name="ce158"/>
          <table:table-cell table:style-name="ce169" table:number-columns-repeated="1003"/>
          <table:table-cell table:style-name="ce170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2"/>
          <table:table-cell table:style-name="ce168" table:number-columns-repeated="1003"/>
          <table:table-cell table:style-name="ce171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9"/>
          <table:table-cell table:style-name="ce163" table:number-columns-repeated="6"/>
          <table:table-cell table:style-name="ce158"/>
          <table:table-cell table:style-name="ce169" table:number-columns-repeated="1003"/>
          <table:table-cell table:style-name="ce170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7"/>
          <table:table-cell table:style-name="ce161" table:number-columns-repeated="6"/>
          <table:table-cell table:style-name="ce156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4" table:number-columns-repeated="4"/>
          <table:table-cell table:number-columns-repeated="1009"/>
        </table:table-row>
        <table:table-row table:style-name="ro10" table:number-rows-repeated="104828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1T17:32:59</dc:date>
    <meta:editing-cycles>305</meta:editing-cycles>
    <meta:editing-duration>P3DT15H53M22S</meta:editing-duration>
    <dc:creator>exoplatform </dc:creator>
    <meta:document-statistic meta:table-count="4" meta:cell-count="1724" meta:object-count="1"/>
    <meta:user-defined meta:name="Info 1"/>
    <meta:user-defined meta:name="Info 2"/>
    <meta:user-defined meta:name="Info 3"/>
    <meta:user-defined meta:name="Info 4"/>
  </office:meta>
</office:document-meta>
</file>